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99H14M15.069051S" calcext:value-type="time">
            <text:p>1399:1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4H41M42.609S" calcext:value-type="time">
            <text:p>04:41</text:p>
          </table:table-cell>
          <table:table-cell table:style-name="ce25"/>
          <table:table-cell table:style-name="ce31" office:value-type="string" calcext:value-type="string">
            <text:p>Skulls textures, final secret/zone/boss! </text:p>
          </table:table-cell>
          <table:table-cell table:style-name="ce35" table:formula="of:=SUM([.I259:.I264])" office:value-type="time" office:time-value="PT27H08M47.976S" calcext:value-type="time">
            <text:p>27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2">
          <table:table-cell table:style-name="ce77" office:value-type="date" office:date-value="2022-10-07" calcext:value-type="date">
            <text:p>10/07/22</text:p>
          </table:table-cell>
          <table:table-cell table:style-name="ce72" office:value-type="string" calcext:value-type="string">
            <text:p>sick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2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 style:data-style-name="N2" text:time-value="08:17:23.2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4T14:33:29.582000000</dc:date>
    <meta:editing-duration>P62DT5H32M17S</meta:editing-duration>
    <meta:editing-cycles>1648</meta:editing-cycles>
    <meta:generator>LibreOffice/7.2.6.2$Windows_X86_64 LibreOffice_project/b0ec3a565991f7569a5a7f5d24fed7f52653d754</meta:generator>
    <dc:creator>Benjamin Laws</dc:creator>
    <meta:document-statistic meta:table-count="2" meta:cell-count="1991" meta:object-count="0"/>
  </office:meta>
</office:document-meta>
</file>